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0638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2.01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([.$A2]=12))" style:apply-style-name="Error" style:base-cell-address="Sheet1.A2"/>
      <style:map style:condition="is-true-formula(([.$A2]=13))" style:apply-style-name="Error" style:base-cell-address="Sheet1.A2"/>
      <style:map style:condition="is-true-formula(([.$A2]=107))" style:apply-style-name="Error" style:base-cell-address="Sheet1.A2"/>
      <style:map style:condition="is-true-formula(([.$B2]=&quot;EfiBootServicesCode (3)&quot;))" style:apply-style-name="Neutral" style:base-cell-address="Sheet1.A2"/>
      <style:map style:condition="is-true-formula(([.$B2]=&quot;EfiBootServicesData (4)&quot;))" style:apply-style-name="Neutral" style:base-cell-address="Sheet1.A2"/>
      <style:map style:condition="is-true-formula(([.$B2]=&quot;EfiConventionalMemory (7)&quot;))" style:apply-style-name="Good" style:base-cell-address="Sheet1.A2"/>
      <style:map style:condition="is-true-formula(([.$B2]=&quot;EfiLoaderCode (1)&quot;))" style:apply-style-name="Neutral" style:base-cell-address="Sheet1.A2"/>
      <style:map style:condition="is-true-formula(([.$B2]=&quot;EfiLoaderData (2)&quot;))" style:apply-style-name="Neutral" style:base-cell-address="Sheet1.A2"/>
      <style:map style:condition="is-true-formula(([.$B2]=&quot;EfiRuntimeServicesCode (5)&quot;))" style:apply-style-name="Bad" style:base-cell-address="Sheet1.A2"/>
      <style:map style:condition="is-true-formula(([.$B2]=&quot;EfiRuntimeServicesData (6)&quot;))" style:apply-style-name="Bad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style-name="Default" office:value-type="string" calcext:value-type="string">
            <text:p>Index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Physical Address</text:p>
          </table:table-cell>
          <table:table-cell table:style-name="Default" office:value-type="string" calcext:value-type="string">
            <text:p>Virtual Address</text:p>
          </table:table-cell>
          <table:table-cell table:style-name="Default" office:value-type="string" calcext:value-type="string">
            <text:p>Pages</text:p>
          </table:table-cell>
          <table:table-cell table:style-name="Default" office:value-type="string" calcext:value-type="string">
            <text:p>Attributes</text:p>
          </table:table-cell>
          <table:table-cell table:style-name="Default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fiBootServicesCode (3)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fiConventionalMemory (7)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59 (63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fiConventionalMemory (7)</text:p>
          </table:table-cell>
          <table:table-cell office:value-type="string" calcext:value-type="string">
            <text:p>0x10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792 (716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fiACPIMemoryNVS (10)</text:p>
          </table:table-cell>
          <table:table-cell office:value-type="string" calcext:value-type="string">
            <text:p>0x80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8 (3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fiConventionalMemory (7)</text:p>
          </table:table-cell>
          <table:table-cell office:value-type="string" calcext:value-type="string">
            <text:p>0x808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fiACPIMemoryNVS (10)</text:p>
          </table:table-cell>
          <table:table-cell office:value-type="string" calcext:value-type="string">
            <text:p>0x80b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fiConventionalMemory (7)</text:p>
          </table:table-cell>
          <table:table-cell office:value-type="string" calcext:value-type="string">
            <text:p>0x80c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4 (1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fiACPIMemoryNVS (10)</text:p>
          </table:table-cell>
          <table:table-cell office:value-type="string" calcext:value-type="string">
            <text:p>0x81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40 (96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90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072 (1228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fiConventionalMemory (7)</text:p>
          </table:table-cell>
          <table:table-cell office:value-type="string" calcext:value-type="string">
            <text:p>0x150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0806 (4322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3f36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2 (12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fiConventionalMemory (7)</text:p>
          </table:table-cell>
          <table:table-cell office:value-type="string" calcext:value-type="string">
            <text:p>0x3f56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9043 (3617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fiLoaderData (2)</text:p>
          </table:table-cell>
          <table:table-cell office:value-type="string" calcext:value-type="string">
            <text:p>0x62a9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734 (293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fiLoaderCode (1)</text:p>
          </table:table-cell>
          <table:table-cell office:value-type="string" calcext:value-type="string">
            <text:p>0x6587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99 (39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fiConventionalMemory (7)</text:p>
          </table:table-cell>
          <table:table-cell office:value-type="string" calcext:value-type="string">
            <text:p>0x65ea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91 (36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645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785 (714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d3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68 (67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de6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9 (3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fiConventionalMemory (7)</text:p>
          </table:table-cell>
          <table:table-cell office:value-type="string" calcext:value-type="string">
            <text:p>0x6de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fiLoaderData (2)</text:p>
          </table:table-cell>
          <table:table-cell office:value-type="string" calcext:value-type="string">
            <text:p>0x6df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df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76 (30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e3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5 (10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e57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7 (2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e5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1 (4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e69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e6b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9 (7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e7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4 (1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e8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5 (2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e87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e88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e8b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e8c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47 (18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ebb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4 (1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eb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5 (14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ee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ee4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0 (8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ef8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7 (2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ef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2 (12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1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2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4 (5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3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33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0 (4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3d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3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3 (5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4c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4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5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5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1 (4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5d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5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5 (2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64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66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7 (2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6d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6 (2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73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3 (13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94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96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6 (2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9c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9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4 (9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b6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b9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8 (3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c1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6 (2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c7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4 (1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cb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4 (1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c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3 (5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dc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5 (2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e1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2 (8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f7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6ff8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5 (2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6ffd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516 (206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01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6 (6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11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7 (2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18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6 (2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1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21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5 (10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3a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4 (1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3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4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41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9 (3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4a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4d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4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4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5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54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57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1 (4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6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2 (4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6e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6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7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4 (1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274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6 (2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27a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024 (409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67a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5 (20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67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68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681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 (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68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4 (1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686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688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9 (3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691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 (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693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 (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696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601 (240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fiRuntimeServicesData (6)</text:p>
          </table:table-cell>
          <table:table-cell office:value-type="string" calcext:value-type="string">
            <text:p>0x78e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56 (1024 KiB)</text:p>
          </table:table-cell>
          <table:table-cell office:value-type="string" calcext:value-type="string">
            <text:p>[RWX] (0x800000000000000f)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fiRuntimeServicesCode (5)</text:p>
          </table:table-cell>
          <table:table-cell office:value-type="string" calcext:value-type="string">
            <text:p>0x79e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56 (1024 KiB)</text:p>
          </table:table-cell>
          <table:table-cell office:value-type="string" calcext:value-type="string">
            <text:p>[RWX] (0x800000000000000f)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fiReservedMemoryType (0)</text:p>
          </table:table-cell>
          <table:table-cell office:value-type="string" calcext:value-type="string">
            <text:p>0x7ae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28 (5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EfiACPIReclaimMemory (9)</text:p>
          </table:table-cell>
          <table:table-cell office:value-type="string" calcext:value-type="string">
            <text:p>0x7b6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6 (6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EfiACPIMemoryNVS (10)</text:p>
          </table:table-cell>
          <table:table-cell office:value-type="string" calcext:value-type="string">
            <text:p>0x7b7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28 (51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bff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513 (2052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fiConventionalMemory (7)</text:p>
          </table:table-cell>
          <table:table-cell office:value-type="string" calcext:value-type="string">
            <text:p>0x7e0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42 (96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ef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2 (12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f1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9 (15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fiBootServicesData (4)</text:p>
          </table:table-cell>
          <table:table-cell office:value-type="string" calcext:value-type="string">
            <text:p>0x7f39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9 (36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fiBootServicesCode (3)</text:p>
          </table:table-cell>
          <table:table-cell office:value-type="string" calcext:value-type="string">
            <text:p>0x7f42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22 (88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fiRuntimeServicesData (6)</text:p>
          </table:table-cell>
          <table:table-cell office:value-type="string" calcext:value-type="string">
            <text:p>0x7f58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32 (128 KiB)</text:p>
          </table:table-cell>
          <table:table-cell office:value-type="string" calcext:value-type="string">
            <text:p>[RWX] (0x800000000000000f)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fiACPIMemoryNVS (10)</text:p>
          </table:table-cell>
          <table:table-cell office:value-type="string" calcext:value-type="string">
            <text:p>0x7f78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36 (544 KiB)</text:p>
          </table:table-cell>
          <table:table-cell office:value-type="string" calcext:value-type="string">
            <text:p>[RWX] (0xf)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fiMemoryMappedIO (11)</text:p>
          </table:table-cell>
          <table:table-cell office:value-type="string" calcext:value-type="string">
            <text:p>0xffe0000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512 (2048 KiB)</text:p>
          </table:table-cell>
          <table:table-cell office:value-type="string" calcext:value-type="string">
            <text:p>[RWX] (0x8000000000000001)</text:p>
          </table:table-cell>
          <table:table-cell table:number-columns-repeated="1018"/>
        </table:table-row>
        <calcext:conditional-formats>
          <calcext:conditional-format calcext:target-range-address="Sheet1.A2:Sheet1.AMJ116">
            <calcext:condition calcext:apply-style-name="Error" calcext:value="formula-is(([.$A2]=12))" calcext:base-cell-address="Sheet1.A2"/>
            <calcext:condition calcext:apply-style-name="Error" calcext:value="formula-is(([.$A2]=13))" calcext:base-cell-address="Sheet1.A2"/>
            <calcext:condition calcext:apply-style-name="Error" calcext:value="formula-is(([.$A2]=107))" calcext:base-cell-address="Sheet1.A2"/>
            <calcext:condition calcext:apply-style-name="Neutral" calcext:value="formula-is(([.$B2]=&quot;EfiBootServicesCode (3)&quot;))" calcext:base-cell-address="Sheet1.A2"/>
            <calcext:condition calcext:apply-style-name="Neutral" calcext:value="formula-is(([.$B2]=&quot;EfiBootServicesData (4)&quot;))" calcext:base-cell-address="Sheet1.A2"/>
            <calcext:condition calcext:apply-style-name="Good" calcext:value="formula-is(([.$B2]=&quot;EfiConventionalMemory (7)&quot;))" calcext:base-cell-address="Sheet1.A2"/>
            <calcext:condition calcext:apply-style-name="Neutral" calcext:value="formula-is(([.$B2]=&quot;EfiLoaderCode (1)&quot;))" calcext:base-cell-address="Sheet1.A2"/>
            <calcext:condition calcext:apply-style-name="Neutral" calcext:value="formula-is(([.$B2]=&quot;EfiLoaderData (2)&quot;))" calcext:base-cell-address="Sheet1.A2"/>
            <calcext:condition calcext:apply-style-name="Bad" calcext:value="formula-is(([.$B2]=&quot;EfiRuntimeServicesCode (5)&quot;))" calcext:base-cell-address="Sheet1.A2"/>
            <calcext:condition calcext:apply-style-name="Bad" calcext:value="formula-is(([.$B2]=&quot;EfiRuntimeServicesData (6)&quot;)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5T03:37:52.505190638</meta:creation-date>
    <dc:date>2022-01-05T22:25:33.533580873</dc:date>
    <meta:editing-duration>PT18H27M20S</meta:editing-duration>
    <meta:editing-cycles>1</meta:editing-cycles>
    <meta:document-statistic meta:table-count="1" meta:cell-count="696" meta:object-count="0"/>
    <meta:generator>LibreOffice/7.2.4.1$Linux_X86_64 LibreOffice_project/20$Build-1</meta:generator>
  </office:meta>
</office:document-meta>
</file>